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letableToListenableFutureAdapter.cancel( boolean mayInterruptIfRunn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tableToListenableFutureAdapter.CompletableToListenableFutureAdapter( CompletionStage &lt; T &gt; completionSt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tableToListenableFutureAdapter.is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tableToListenableFutureAdapter.addCallback( SuccessCallback &lt; ? super T &gt; successCallback , FailureCallback failure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letableToListenableFutureAdapter.get( long timeout , Time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tableToListenableFutureAdapter.comple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tableToListenableFutureAdapter.is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tableToListenableFutureAdapter.addCallback( ListenableFutureCallback &lt; ? super T &gt;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tableToListenableFutureAdapter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tableToListenableFutureAdapter.CompletableToListenableFutureAdapter( CompletableFuture &lt; T &gt; completableFut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